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tyle="italic" style:font-style-asian="italic" style:font-style-complex="italic" fo:font-size="12pt" style:font-size-asian="12pt" style:font-size-complex="12pt"/>
    </style:style>
    <style:style style:name="P2" style:parent-style-name="Standaard" style:family="paragraph">
      <style:text-properties fo:font-style="italic" style:font-style-asian="italic" style:font-style-complex="italic" fo:font-size="12pt" style:font-size-asian="12pt" style:font-size-complex="12pt"/>
    </style:style>
    <style:style style:name="P3" style:parent-style-name="Standaard" style:family="paragraph">
      <style:paragraph-properties fo:margin-bottom="0in"/>
      <style:text-properties fo:font-size="12pt" style:font-size-asian="12pt" style:font-size-complex="12pt"/>
    </style:style>
    <style:style style:name="P4" style:parent-style-name="Standaard" style:family="paragraph">
      <style:paragraph-properties fo:margin-bottom="0in"/>
      <style:text-properties fo:font-size="12pt" style:font-size-asian="12pt" style:font-size-complex="12pt"/>
    </style:style>
    <style:style style:name="P5" style:parent-style-name="Standaard" style:family="paragraph">
      <style:paragraph-properties fo:margin-bottom="0in"/>
      <style:text-properties fo:font-size="12pt" style:font-size-asian="12pt" style:font-size-complex="12pt"/>
    </style:style>
    <style:style style:name="P6" style:parent-style-name="Standaard" style:family="paragraph">
      <style:paragraph-properties fo:margin-bottom="0in"/>
      <style:text-properties fo:font-size="12pt" style:font-size-asian="12pt" style:font-size-complex="12pt"/>
    </style:style>
    <style:style style:name="P7" style:parent-style-name="Standaard" style:family="paragraph">
      <style:paragraph-properties fo:margin-bottom="0in"/>
      <style:text-properties fo:font-size="12pt" style:font-size-asian="12pt" style:font-size-complex="12pt"/>
    </style:style>
    <style:style style:name="P8" style:parent-style-name="Standaard" style:family="paragraph">
      <style:paragraph-properties fo:margin-bottom="0in"/>
      <style:text-properties fo:font-size="12pt" style:font-size-asian="12pt" style:font-size-complex="12pt"/>
    </style:style>
    <style:style style:name="P9" style:parent-style-name="Standaard" style:family="paragraph">
      <style:paragraph-properties fo:margin-bottom="0in"/>
      <style:text-properties fo:font-size="12pt" style:font-size-asian="12pt" style:font-size-complex="12pt"/>
    </style:style>
    <style:style style:name="P10" style:parent-style-name="Standaard" style:family="paragraph">
      <style:paragraph-properties fo:margin-bottom="0in"/>
    </style:style>
    <style:style style:name="T11" style:parent-style-name="Standaardalinea-lettertype" style:family="text">
      <style:text-properties fo:font-size="12pt" style:font-size-asian="12pt" style:font-size-complex="12pt"/>
    </style:style>
  </office:automatic-styles>
  <office:body>
    <office:text text:use-soft-page-breaks="true">
      <text:p text:style-name="P1">Hello you</text:p>
      <text:p text:style-name="P2"/>
      <text:p text:style-name="P3">Ik ben Lukas de Jong en ik ben nieuw op het Media College Amsterdam.</text:p>
      <text:p text:style-name="P4">Ik heb tot een paar maanden terug erg last gehad van social anxiety en heb daardoor nooit goed met mensen kunnen praten. Ook al gaat het tegenwoordig beter, ik heb altijd nog angst als ik in een compleet nieuwe groep terecht kom. De overgang van mijn oude school naar het mediacollege was zeer makkelijk voor mij omdat ik al snel merkte dat er meer mensen in de klas zitten die nerveus waren.</text:p>
      <text:p text:style-name="P5"/>
      <text:p text:style-name="P6">Ik weet niet wat anderen van mij zullen verwachten, maar ik ga proberen elke verwachting te overschrijden en ga altijd zo goed mogelijk mijn best doen.</text:p>
      <text:p text:style-name="P7"/>
      <text:p text:style-name="P8">Ik spreek niet veel talen volledig, maar heb wel vele talen geleerd, waaronder Grieks, Latijns en Frans. Ik heb niet extreem veel ervaring met computertalen, maar heb wel al eens een website met enkel html gemaakt. Ik hoop nog beter in html te worden bij deze opleiding en natuurlijk ook extra computertalen zoals python goed te begrijpen.</text:p>
      <text:p text:style-name="P9"/>
      <text:p text:style-name="P10"><text:span text:style-name="T11">Ik hoop later voor mezelf te kunnen beginnen als website developer, ook al lijkt het mij wel leuk om bij een ander bedrijf te werken. Zolang ik een diploma in handen krijg aan het eind van mijn opleiding, zal het mij wel lukk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de Jong</meta:initial-creator>
    <dc:creator>Lukas de Jong</dc:creator>
    <meta:creation-date>2020-09-07T07:28:00Z</meta:creation-date>
    <dc:date>2020-09-07T10:26:00Z</dc:date>
    <meta:print-date>2020-09-07T07:44:00Z</meta:print-date>
    <meta:template xlink:href="Normal" xlink:type="simple"/>
    <meta:editing-cycles>1</meta:editing-cycles>
    <meta:editing-duration>PT10680S</meta:editing-duration>
    <meta:document-statistic meta:page-count="1" meta:paragraph-count="2" meta:word-count="184" meta:character-count="1195" meta:row-count="8" meta:non-whitespace-character-count="1013"/>
  </office:meta>
</office:document-meta>
</file>